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.75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55.5pt"/>
    </style:style>
    <style:style style:name="co5" style:family="table-column">
      <style:table-column-properties fo:break-before="auto" style:column-width="50.26pt"/>
    </style:style>
    <style:style style:name="co6" style:family="table-column">
      <style:table-column-properties fo:break-before="auto" style:column-width="42.75pt"/>
    </style:style>
    <style:style style:name="co7" style:family="table-column">
      <style:table-column-properties fo:break-before="auto" style:column-width="68.2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39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38.24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44.2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in">
      <style:table-properties table:display="true" style:writing-mode="lr-tb"/>
    </style:style>
    <style:style style:name="ta2" style:family="table" style:master-page-name="PageStyle_5f_LowestFirst1000">
      <style:table-properties table:display="true" style:writing-mode="lr-tb"/>
    </style:style>
    <style:style style:name="ta3" style:family="table" style:master-page-name="PageStyle_5f_HighestFirst1000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5" table:formula="of:=[.D3]+[.K3]+[.R3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5" table:formula="of:=[.D4]+[.K4]+[.R4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5" table:formula="of:=[.D5]+[.K5]+[.R5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5" table:formula="of:=[.D6]+[.K6]+[.R6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3" table:formula="of:=SUM([.D3:.D7])" office:value-type="string" office:string-value="1000.0" calcext:value-type="string">
            <text:p>1000.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5" table:formula="of:=[.D7]+[.K7]+[.R7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8]+[.C8]-[.D8]" office:value-type="float" office:value="-130" calcext:value-type="float">
            <text:p>-13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8]+[.J8]-[.K8]" office:value-type="float" office:value="1080" calcext:value-type="float">
            <text:p>10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8]+[.Q8]-[.R8]" office:value-type="float" office:value="7700" calcext:value-type="float">
            <text:p>7700.0</text:p>
          </table:table-cell>
          <table:table-cell table:style-name="ce2"/>
          <table:table-cell table:style-name="ce5" table:formula="of:=[.D8]+[.K8]+[.R8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1080" calcext:value-type="float">
            <text:p>10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9]+[.J9]-[.K9]" office:value-type="float" office:value="920" calcext:value-type="float">
            <text:p>920.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9]+[.Q9]-[.R9]" office:value-type="float" office:value="7300" calcext:value-type="float">
            <text:p>7300.0</text:p>
          </table:table-cell>
          <table:table-cell table:style-name="ce2"/>
          <table:table-cell table:style-name="ce5" table:formula="of:=[.D9]+[.K9]+[.R9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8" calcext:value-type="float">
            <text:p>8</text:p>
          </table:table-cell>
          <table:table-cell table:style-name="ce3" table:formula="of:=[.L9]" office:value-type="float" office:value="920" calcext:value-type="float">
            <text:p>9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0]+[.J10]-[.K10]" office:value-type="float" office:value="760" calcext:value-type="float">
            <text:p>760.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7300" calcext:value-type="float">
            <text:p>7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0]+[.Q10]-[.R10]" office:value-type="float" office:value="6900" calcext:value-type="float">
            <text:p>6900.0</text:p>
          </table:table-cell>
          <table:table-cell table:style-name="ce2"/>
          <table:table-cell table:style-name="ce5" table:formula="of:=[.D10]+[.K10]+[.R10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3" table:formula="of:=[.L10]" office:value-type="float" office:value="760" calcext:value-type="float">
            <text:p>7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1]+[.J11]-[.K11]" office:value-type="float" office:value="600" calcext:value-type="float">
            <text:p>600.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6900" calcext:value-type="float">
            <text:p>6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1]+[.Q11]-[.R11]" office:value-type="float" office:value="6500" calcext:value-type="float">
            <text:p>6500.0</text:p>
          </table:table-cell>
          <table:table-cell table:style-name="ce2"/>
          <table:table-cell table:style-name="ce5" table:formula="of:=[.D11]+[.K11]+[.R11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0" calcext:value-type="float">
            <text:p>10</text:p>
          </table:table-cell>
          <table:table-cell table:style-name="ce3" table:formula="of:=[.L11]" office:value-type="float" office:value="600" calcext:value-type="float">
            <text:p>6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2]+[.J12]-[.K12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6500" calcext:value-type="float">
            <text:p>6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2]+[.Q12]-[.R12]" office:value-type="float" office:value="6100" calcext:value-type="float">
            <text:p>6100.0</text:p>
          </table:table-cell>
          <table:table-cell table:style-name="ce2"/>
          <table:table-cell table:style-name="ce5" table:formula="of:=[.D12]+[.K12]+[.R12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1" calcext:value-type="float">
            <text:p>11</text:p>
          </table:table-cell>
          <table:table-cell table:style-name="ce3" table:formula="of:=[.L12]" office:value-type="float" office:value="440" calcext:value-type="float">
            <text:p>4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3]+[.J13]-[.K13]" office:value-type="float" office:value="280" calcext:value-type="float">
            <text:p>280.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6100" calcext:value-type="float">
            <text:p>6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3]+[.Q13]-[.R13]" office:value-type="float" office:value="5700" calcext:value-type="float">
            <text:p>5700.0</text:p>
          </table:table-cell>
          <table:table-cell table:style-name="ce2"/>
          <table:table-cell table:style-name="ce5" table:formula="of:=[.D13]+[.K13]+[.R13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2" calcext:value-type="float">
            <text:p>12</text:p>
          </table:table-cell>
          <table:table-cell table:style-name="ce3" table:formula="of:=[.L13]" office:value-type="float" office:value="280" calcext:value-type="float">
            <text:p>2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4]+[.J14]-[.K14]" office:value-type="float" office:value="120" calcext:value-type="float">
            <text:p>120.0</text:p>
          </table:table-cell>
          <table:table-cell table:style-name="ce2" table:formula="of:=SUM([.K2:.K14])" office:value-type="string" office:string-value="2400" calcext:value-type="string">
            <text:p>2400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5700" calcext:value-type="float">
            <text:p>5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4]+[.Q14]-[.R14]" office:value-type="float" office:value="5300" calcext:value-type="float">
            <text:p>5300.0</text:p>
          </table:table-cell>
          <table:table-cell table:style-name="ce2"/>
          <table:table-cell table:style-name="ce5" table:formula="of:=[.D14]+[.K14]+[.R14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3" calcext:value-type="float">
            <text:p>13</text:p>
          </table:table-cell>
          <table:table-cell table:style-name="ce3" table:formula="of:=[.L14]" office:value-type="float" office:value="120" calcext:value-type="float">
            <text:p>120.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5]+[.J15]-[.K15]" office:value-type="float" office:value="-39" calcext:value-type="float">
            <text:p>-39.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3" table:formula="of:=[.S14]" office:value-type="float" office:value="5300" calcext:value-type="float">
            <text:p>5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5]+[.Q15]-[.R15]" office:value-type="float" office:value="4900" calcext:value-type="float">
            <text:p>4900.0</text:p>
          </table:table-cell>
          <table:table-cell table:style-name="ce2"/>
          <table:table-cell table:style-name="ce5" table:formula="of:=[.D15]+[.K15]+[.R15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4" calcext:value-type="float">
            <text:p>14</text:p>
          </table:table-cell>
          <table:table-cell table:style-name="ce3" table:formula="of:=[.S15]" office:value-type="float" office:value="4900" calcext:value-type="float">
            <text:p>4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6]+[.Q16]-[.R16]" office:value-type="float" office:value="4500" calcext:value-type="float">
            <text:p>4500.0</text:p>
          </table:table-cell>
          <table:table-cell table:style-name="ce2"/>
          <table:table-cell table:style-name="ce5" table:formula="of:=[.D16]+[.K16]+[.R16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3" table:formula="of:=[.S16]" office:value-type="float" office:value="4500" calcext:value-type="float">
            <text:p>4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7]+[.Q17]-[.R17]" office:value-type="float" office:value="4100" calcext:value-type="float">
            <text:p>4100.0</text:p>
          </table:table-cell>
          <table:table-cell table:style-name="ce2"/>
          <table:table-cell table:style-name="ce5" table:formula="of:=[.D17]+[.K17]+[.R17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3" table:formula="of:=[.S17]" office:value-type="float" office:value="4100" calcext:value-type="float">
            <text:p>4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8]+[.Q18]-[.R18]" office:value-type="float" office:value="3700" calcext:value-type="float">
            <text:p>3700.0</text:p>
          </table:table-cell>
          <table:table-cell table:style-name="ce2"/>
          <table:table-cell table:style-name="ce5" table:formula="of:=[.D18]+[.K18]+[.R18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3" table:formula="of:=[.S18]" office:value-type="float" office:value="3700" calcext:value-type="float">
            <text:p>3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9]+[.Q19]-[.R19]" office:value-type="float" office:value="3300" calcext:value-type="float">
            <text:p>3300.0</text:p>
          </table:table-cell>
          <table:table-cell table:style-name="ce2"/>
          <table:table-cell table:style-name="ce5" table:formula="of:=[.D19]+[.K19]+[.R19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3" table:formula="of:=[.S19]" office:value-type="float" office:value="3300" calcext:value-type="float">
            <text:p>3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0]+[.Q20]-[.R20]" office:value-type="float" office:value="2900" calcext:value-type="float">
            <text:p>2900.0</text:p>
          </table:table-cell>
          <table:table-cell table:style-name="ce2"/>
          <table:table-cell table:style-name="ce5" table:formula="of:=[.D20]+[.K20]+[.R20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9" calcext:value-type="float">
            <text:p>19</text:p>
          </table:table-cell>
          <table:table-cell table:style-name="ce3" table:formula="of:=[.S20]" office:value-type="float" office:value="2900" calcext:value-type="float">
            <text:p>2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1]+[.Q21]-[.R21]" office:value-type="float" office:value="2500" calcext:value-type="float">
            <text:p>2500.0</text:p>
          </table:table-cell>
          <table:table-cell table:style-name="ce2"/>
          <table:table-cell table:style-name="ce5" table:formula="of:=[.D21]+[.K21]+[.R21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0" calcext:value-type="float">
            <text:p>20</text:p>
          </table:table-cell>
          <table:table-cell table:style-name="ce3" table:formula="of:=[.S21]" office:value-type="float" office:value="2500" calcext:value-type="float">
            <text:p>2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2]+[.Q22]-[.R22]" office:value-type="float" office:value="2100" calcext:value-type="float">
            <text:p>2100.0</text:p>
          </table:table-cell>
          <table:table-cell table:style-name="ce2"/>
          <table:table-cell table:style-name="ce5" table:formula="of:=[.D22]+[.K22]+[.R22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1" calcext:value-type="float">
            <text:p>21</text:p>
          </table:table-cell>
          <table:table-cell table:style-name="ce3" table:formula="of:=[.S22]" office:value-type="float" office:value="2100" calcext:value-type="float">
            <text:p>2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3]+[.Q23]-[.R23]" office:value-type="float" office:value="1700" calcext:value-type="float">
            <text:p>1700.0</text:p>
          </table:table-cell>
          <table:table-cell table:style-name="ce2"/>
          <table:table-cell table:style-name="ce5" table:formula="of:=[.D23]+[.K23]+[.R23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2" calcext:value-type="float">
            <text:p>22</text:p>
          </table:table-cell>
          <table:table-cell table:style-name="ce3" table:formula="of:=[.S23]" office:value-type="float" office:value="1700" calcext:value-type="float">
            <text:p>1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4]+[.Q24]-[.R24]" office:value-type="float" office:value="1300" calcext:value-type="float">
            <text:p>1300.0</text:p>
          </table:table-cell>
          <table:table-cell table:style-name="ce2"/>
          <table:table-cell table:style-name="ce5" table:formula="of:=[.D24]+[.K24]+[.R24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3" calcext:value-type="float">
            <text:p>23</text:p>
          </table:table-cell>
          <table:table-cell table:style-name="ce3" table:formula="of:=[.S24]" office:value-type="float" office:value="1300" calcext:value-type="float">
            <text:p>1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5]+[.Q25]-[.R25]" office:value-type="float" office:value="900" calcext:value-type="float">
            <text:p>900.0</text:p>
          </table:table-cell>
          <table:table-cell table:style-name="ce2"/>
          <table:table-cell table:style-name="ce5" table:formula="of:=[.D25]+[.K25]+[.R25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4" calcext:value-type="float">
            <text:p>24</text:p>
          </table:table-cell>
          <table:table-cell table:style-name="ce3" table:formula="of:=[.S25]" office:value-type="float" office:value="900" calcext:value-type="float">
            <text:p>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6]+[.Q26]-[.R26]" office:value-type="float" office:value="500" calcext:value-type="float">
            <text:p>500.0</text:p>
          </table:table-cell>
          <table:table-cell table:style-name="ce2"/>
          <table:table-cell table:style-name="ce5" table:formula="of:=[.D26]+[.K26]+[.R26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5" calcext:value-type="float">
            <text:p>25</text:p>
          </table:table-cell>
          <table:table-cell table:style-name="ce3" table:formula="of:=[.S26]" office:value-type="float" office:value="500" calcext:value-type="float">
            <text:p>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7]+[.Q27]-[.R27]" office:value-type="float" office:value="100" calcext:value-type="float">
            <text:p>100.0</text:p>
          </table:table-cell>
          <table:table-cell table:style-name="ce2" table:formula="of:=SUM([.R2:.R27])" office:value-type="string" office:string-value="12500" calcext:value-type="string">
            <text:p>12500</text:p>
          </table:table-cell>
          <table:table-cell table:style-name="ce5" table:formula="of:=[.D27]+[.K27]+[.R27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6" calcext:value-type="float">
            <text:p>26</text:p>
          </table:table-cell>
          <table:table-cell table:style-name="ce3" table:formula="of:=[.S27]" office:value-type="float" office:value="100" calcext:value-type="float">
            <text:p>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8]+[.Q28]-[.R28]" office:value-type="float" office:value="-300" calcext:value-type="float">
            <text:p>-300.0</text:p>
          </table:table-cell>
          <table:table-cell table:style-name="ce2"/>
          <table:table-cell table:style-name="ce5" table:formula="of:=[.D28]+[.K28]+[.R28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 table:number-rows-repeated="970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estFirst100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1" office:value-type="string" calcext:value-type="string">
            <text:p>Increase To</text:p>
          </table:table-cell>
          <table:table-cell table:style-name="ce8" office:value-type="string" calcext:value-type="string">
            <text:p>Onetime</text:p>
          </table:table-cell>
          <table:table-cell table:style-name="ce2"/>
          <table:table-cell table:style-name="ce9" office:value-type="string" calcext:value-type="string">
            <text:p>Start Date</text:p>
          </table:table-cell>
          <table:table-cell table:style-name="ce9" office:value-type="string" calcext:value-type="string">
            <text:p>Bill Num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3"/>
          <table:table-cell table:style-name="ce10" office:value-type="date" office:date-value="2017-05-01" calcext:value-type="date">
            <text:p>2017-05-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500" calcext:value-type="float">
            <text:p>500.0</text:p>
          </table:table-cell>
          <table:table-cell table:style-name="ce3" table:formula="of:=[.B3]+[.C3]-[.D3]" office:value-type="float" office:value="520" calcext:value-type="float">
            <text:p>5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5" table:formula="of:=[.D3]+[.K3]+[.R3]" office:value-type="float" office:value="1200" calcext:value-type="float">
            <text:p>1200.0</text:p>
          </table:table-cell>
          <table:table-cell table:style-name="ce2"/>
          <table:table-cell table:style-name="ce7" office:value-type="float" office:value="200" calcext:value-type="float">
            <text:p>200</text:p>
          </table:table-cell>
          <table:table-cell table:style-name="ce2"/>
          <table:table-cell table:style-name="ce10" table:formula="of:=EDATE([.Y2]; 1)" office:value-type="date" office:date-value="2017-06-01" calcext:value-type="date">
            <text:p>2017-06-0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520" calcext:value-type="float">
            <text:p>5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.0</text:p>
          </table:table-cell>
          <table:table-cell table:style-name="ce3" table:formula="of:=[.B4]+[.C4]-[.D4]" office:value-type="float" office:value="230" calcext:value-type="float">
            <text:p>2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5" table:formula="of:=[.D4]+[.K4]+[.R4]" office:value-type="float" office:value="1000" calcext:value-type="float">
            <text:p>1000.0</text:p>
          </table:table-cell>
          <table:table-cell table:style-name="ce2" table:number-columns-repeated="3"/>
          <table:table-cell table:style-name="ce10" table:formula="of:=EDATE([.Y3]; 1)" office:value-type="date" office:date-value="2017-07-01" calcext:value-type="date">
            <text:p>2017-07-0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230" calcext:value-type="float">
            <text:p>230.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230" calcext:value-type="float">
            <text:p>230.0</text:p>
          </table:table-cell>
          <table:table-cell table:style-name="ce3" table:formula="of:=[.B5]+[.C5]-[.D5]" office:value-type="float" office:value="0" calcext:value-type="float">
            <text:p>0.0</text:p>
          </table:table-cell>
          <table:table-cell table:style-name="ce2" table:formula="of:=SUM([.D2:.D5])" office:value-type="string" office:string-value="1030" calcext:value-type="string">
            <text:p>103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5" table:formula="of:=[.D5]+[.K5]+[.R5]" office:value-type="float" office:value="930" calcext:value-type="float">
            <text:p>930.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10" table:formula="of:=EDATE([.Y4]; 1)" office:value-type="date" office:date-value="2017-08-01" calcext:value-type="date">
            <text:p>2017-08-0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560" calcext:value-type="float">
            <text:p>1560.0</text:p>
          </table:table-cell>
          <table:table-cell table:style-name="ce3" table:formula="of:=[.I6]+[.J6]-[.K6]" office:value-type="float" office:value="0" calcext:value-type="float">
            <text:p>0.0</text:p>
          </table:table-cell>
          <table:table-cell table:style-name="ce2" table:formula="of:=SUM([.K2:.K6])" office:value-type="string" office:string-value="2160" calcext:value-type="string">
            <text:p>216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5" table:formula="of:=[.D6]+[.K6]+[.R6]" office:value-type="float" office:value="2060" calcext:value-type="float">
            <text:p>2060.0</text:p>
          </table:table-cell>
          <table:table-cell table:style-name="ce2"/>
          <table:table-cell table:style-name="ce7" office:value-type="float" office:value="1000" calcext:value-type="float">
            <text:p>1000</text:p>
          </table:table-cell>
          <table:table-cell table:style-name="ce2"/>
          <table:table-cell table:style-name="ce10" table:formula="of:=EDATE([.Y5]; 1)" office:value-type="date" office:date-value="2017-09-01" calcext:value-type="date">
            <text:p>2017-09-0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5" table:formula="of:=[.D7]+[.K7]+[.R7]" office:value-type="float" office:value="500" calcext:value-type="float">
            <text:p>500.0</text:p>
          </table:table-cell>
          <table:table-cell table:style-name="ce2" table:number-columns-repeated="3"/>
          <table:table-cell table:style-name="ce10" table:formula="of:=EDATE([.Y6]; 1)" office:value-type="date" office:date-value="2017-10-01" calcext:value-type="date">
            <text:p>2017-10-0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8]+[.Q8]-[.R8]" office:value-type="float" office:value="7700" calcext:value-type="float">
            <text:p>7700.0</text:p>
          </table:table-cell>
          <table:table-cell table:style-name="ce2"/>
          <table:table-cell table:style-name="ce5" table:formula="of:=[.D8]+[.K8]+[.R8]" office:value-type="float" office:value="500" calcext:value-type="float">
            <text:p>500.0</text:p>
          </table:table-cell>
          <table:table-cell table:style-name="ce2" table:number-columns-repeated="3"/>
          <table:table-cell table:style-name="ce10" table:formula="of:=EDATE([.Y7]; 1)" office:value-type="date" office:date-value="2017-11-01" calcext:value-type="date">
            <text:p>2017-11-0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table:formula="of:=[.P9]+[.Q9]-[.R9]" office:value-type="float" office:value="6600" calcext:value-type="float">
            <text:p>6600.0</text:p>
          </table:table-cell>
          <table:table-cell table:style-name="ce2"/>
          <table:table-cell table:style-name="ce5" table:formula="of:=[.D9]+[.K9]+[.R9]" office:value-type="float" office:value="1200" calcext:value-type="float">
            <text:p>1200.0</text:p>
          </table:table-cell>
          <table:table-cell table:style-name="ce2" table:number-columns-repeated="3"/>
          <table:table-cell table:style-name="ce10" table:formula="of:=EDATE([.Y8]; 1)" office:value-type="date" office:date-value="2017-12-01" calcext:value-type="date">
            <text:p>2017-12-0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6600" calcext:value-type="float">
            <text:p>6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table:formula="of:=[.P10]+[.Q10]-[.R10]" office:value-type="float" office:value="5500" calcext:value-type="float">
            <text:p>5500.0</text:p>
          </table:table-cell>
          <table:table-cell table:style-name="ce2"/>
          <table:table-cell table:style-name="ce5" table:formula="of:=[.D10]+[.K10]+[.R10]" office:value-type="float" office:value="1200" calcext:value-type="float">
            <text:p>1200.0</text:p>
          </table:table-cell>
          <table:table-cell table:style-name="ce2" table:number-columns-repeated="3"/>
          <table:table-cell table:style-name="ce10" table:formula="of:=EDATE([.Y9]; 1)" office:value-type="date" office:date-value="2018-01-01" calcext:value-type="date">
            <text:p>2018-01-0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5500" calcext:value-type="float">
            <text:p>5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500" calcext:value-type="float">
            <text:p>1500.0</text:p>
          </table:table-cell>
          <table:table-cell table:style-name="ce3" table:formula="of:=[.P11]+[.Q11]-[.R11]" office:value-type="float" office:value="4100" calcext:value-type="float">
            <text:p>4100.0</text:p>
          </table:table-cell>
          <table:table-cell table:style-name="ce2"/>
          <table:table-cell table:style-name="ce5" table:formula="of:=[.D11]+[.K11]+[.R11]" office:value-type="float" office:value="1500" calcext:value-type="float">
            <text:p>1500.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2"/>
          <table:table-cell table:style-name="ce10" table:formula="of:=EDATE([.Y10]; 1)" office:value-type="date" office:date-value="2018-02-01" calcext:value-type="date">
            <text:p>2018-02-0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4100" calcext:value-type="float">
            <text:p>4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500" calcext:value-type="float">
            <text:p>1500.0</text:p>
          </table:table-cell>
          <table:table-cell table:style-name="ce3" table:formula="of:=[.P12]+[.Q12]-[.R12]" office:value-type="float" office:value="2700" calcext:value-type="float">
            <text:p>2700.0</text:p>
          </table:table-cell>
          <table:table-cell table:style-name="ce2"/>
          <table:table-cell table:style-name="ce5" table:formula="of:=[.D12]+[.K12]+[.R12]" office:value-type="float" office:value="1500" calcext:value-type="float">
            <text:p>1500.0</text:p>
          </table:table-cell>
          <table:table-cell table:style-name="ce2" table:number-columns-repeated="3"/>
          <table:table-cell table:style-name="ce10" table:formula="of:=EDATE([.Y11]; 1)" office:value-type="date" office:date-value="2018-03-01" calcext:value-type="date">
            <text:p>2018-03-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2700" calcext:value-type="float">
            <text:p>2700.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700" calcext:value-type="float">
            <text:p>2700.0</text:p>
          </table:table-cell>
          <table:table-cell table:style-name="ce3" table:formula="of:=[.P13]+[.Q13]-[.R13]" office:value-type="float" office:value="0" calcext:value-type="float">
            <text:p>0.0</text:p>
          </table:table-cell>
          <table:table-cell table:style-name="ce2" table:formula="of:=SUM([.R2:.R13])" office:value-type="string" office:string-value="11100" calcext:value-type="string">
            <text:p>11100</text:p>
          </table:table-cell>
          <table:table-cell table:style-name="ce5" table:formula="of:=[.D13]+[.K13]+[.R13]" office:value-type="float" office:value="2700" calcext:value-type="float">
            <text:p>2700.0</text:p>
          </table:table-cell>
          <table:table-cell table:style-name="ce2"/>
          <table:table-cell table:style-name="ce7" office:value-type="float" office:value="1500" calcext:value-type="float">
            <text:p>1500</text:p>
          </table:table-cell>
          <table:table-cell table:style-name="ce2"/>
          <table:table-cell table:style-name="ce10" table:formula="of:=EDATE([.Y12]; 1)" office:value-type="date" office:date-value="2018-04-01" calcext:value-type="date">
            <text:p>2018-04-0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4]+[.K14]+[.R14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3]; 1)" office:value-type="date" office:date-value="2018-05-01" calcext:value-type="date">
            <text:p>2018-05-0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5]+[.K15]+[.R15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4]; 1)" office:value-type="date" office:date-value="2018-06-01" calcext:value-type="date">
            <text:p>2018-06-0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6]+[.K16]+[.R16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5]; 1)" office:value-type="date" office:date-value="2018-07-01" calcext:value-type="date">
            <text:p>2018-07-01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7]+[.K17]+[.R17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6]; 1)" office:value-type="date" office:date-value="2018-08-01" calcext:value-type="date">
            <text:p>2018-08-01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8]+[.K18]+[.R18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7]; 1)" office:value-type="date" office:date-value="2018-09-01" calcext:value-type="date">
            <text:p>2018-09-01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18]; 1)" office:value-type="date" office:date-value="2018-10-01" calcext:value-type="date">
            <text:p>2018-10-01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19]; 1)" office:value-type="date" office:date-value="2018-11-01" calcext:value-type="date">
            <text:p>2018-11-0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0]; 1)" office:value-type="date" office:date-value="2018-12-01" calcext:value-type="date">
            <text:p>2018-12-01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1]; 1)" office:value-type="date" office:date-value="2019-01-01" calcext:value-type="date">
            <text:p>2019-01-01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2]; 1)" office:value-type="date" office:date-value="2019-02-01" calcext:value-type="date">
            <text:p>2019-02-0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3]; 1)" office:value-type="date" office:date-value="2019-03-01" calcext:value-type="date">
            <text:p>2019-03-01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4]; 1)" office:value-type="date" office:date-value="2019-04-01" calcext:value-type="date">
            <text:p>2019-04-01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5]; 1)" office:value-type="date" office:date-value="2019-05-01" calcext:value-type="date">
            <text:p>2019-05-01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6]; 1)" office:value-type="date" office:date-value="2019-06-01" calcext:value-type="date">
            <text:p>2019-06-01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7]; 1)" office:value-type="date" office:date-value="2019-07-01" calcext:value-type="date">
            <text:p>2019-07-01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998"/>
        </table:table-row>
        <table:table-row table:style-name="ro1" table:number-rows-repeated="972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ghestFirst1000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1" office:value-type="string" calcext:value-type="string">
            <text:p>Increase To</text:p>
          </table:table-cell>
          <table:table-cell table:style-name="ce8" office:value-type="string" calcext:value-type="string">
            <text:p>Onetime</text:p>
          </table:table-cell>
          <table:table-cell table:style-name="ce2"/>
          <table:table-cell table:style-name="ce9" office:value-type="string" calcext:value-type="string">
            <text:p>Start Date</text:p>
          </table:table-cell>
          <table:table-cell table:style-name="ce9" office:value-type="string" calcext:value-type="string">
            <text:p>Bill Num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3"/>
          <table:table-cell table:style-name="ce10" office:value-type="date" office:date-value="2017-05-01" calcext:value-type="date">
            <text:p>2017-05-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3]+[.Q3]-[.R3]" office:value-type="float" office:value="9600" calcext:value-type="float">
            <text:p>9600.0</text:p>
          </table:table-cell>
          <table:table-cell table:style-name="ce2"/>
          <table:table-cell table:style-name="ce5" table:formula="of:=[.D3]+[.K3]+[.R3]" office:value-type="float" office:value="1000" calcext:value-type="float">
            <text:p>1000.0</text:p>
          </table:table-cell>
          <table:table-cell table:style-name="ce2" table:number-columns-repeated="3"/>
          <table:table-cell table:style-name="ce10" table:formula="of:=EDATE([.Y2]; 1)" office:value-type="date" office:date-value="2017-06-01" calcext:value-type="date">
            <text:p>2017-06-0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600" calcext:value-type="float">
            <text:p>9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4]+[.Q4]-[.R4]" office:value-type="float" office:value="9100" calcext:value-type="float">
            <text:p>9100.0</text:p>
          </table:table-cell>
          <table:table-cell table:style-name="ce2"/>
          <table:table-cell table:style-name="ce5" table:formula="of:=[.D4]+[.K4]+[.R4]" office:value-type="float" office:value="1000" calcext:value-type="float">
            <text:p>1000.0</text:p>
          </table:table-cell>
          <table:table-cell table:style-name="ce2" table:number-columns-repeated="3"/>
          <table:table-cell table:style-name="ce10" table:formula="of:=EDATE([.Y3]; 1)" office:value-type="date" office:date-value="2017-07-01" calcext:value-type="date">
            <text:p>2017-07-0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100" calcext:value-type="float">
            <text:p>9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5]+[.Q5]-[.R5]" office:value-type="float" office:value="8400" calcext:value-type="float">
            <text:p>8400.0</text:p>
          </table:table-cell>
          <table:table-cell table:style-name="ce2"/>
          <table:table-cell table:style-name="ce5" table:formula="of:=[.D5]+[.K5]+[.R5]" office:value-type="float" office:value="1200" calcext:value-type="float">
            <text:p>1200.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10" table:formula="of:=EDATE([.Y4]; 1)" office:value-type="date" office:date-value="2017-08-01" calcext:value-type="date">
            <text:p>2017-08-0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400" calcext:value-type="float">
            <text:p>84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6]+[.Q6]-[.R6]" office:value-type="float" office:value="7700" calcext:value-type="float">
            <text:p>7700.0</text:p>
          </table:table-cell>
          <table:table-cell table:style-name="ce2"/>
          <table:table-cell table:style-name="ce5" table:formula="of:=[.D6]+[.K6]+[.R6]" office:value-type="float" office:value="1200" calcext:value-type="float">
            <text:p>1200.0</text:p>
          </table:table-cell>
          <table:table-cell table:style-name="ce2" table:number-columns-repeated="3"/>
          <table:table-cell table:style-name="ce10" table:formula="of:=EDATE([.Y5]; 1)" office:value-type="date" office:date-value="2017-09-01" calcext:value-type="date">
            <text:p>2017-09-0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7700" calcext:value-type="float">
            <text:p>7700.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7700" calcext:value-type="float">
            <text:p>7700.0</text:p>
          </table:table-cell>
          <table:table-cell table:style-name="ce3" table:formula="of:=[.P7]+[.Q7]-[.R7]" office:value-type="float" office:value="0" calcext:value-type="float">
            <text:p>0.0</text:p>
          </table:table-cell>
          <table:table-cell table:style-name="ce2" table:formula="of:=SUM([.R2:.R7])" office:value-type="string" office:string-value="10500" calcext:value-type="string">
            <text:p>10500</text:p>
          </table:table-cell>
          <table:table-cell table:style-name="ce5" table:formula="of:=[.D7]+[.K7]+[.R7]" office:value-type="float" office:value="8100" calcext:value-type="float">
            <text:p>8100.0</text:p>
          </table:table-cell>
          <table:table-cell table:style-name="ce2"/>
          <table:table-cell table:style-name="ce7" office:value-type="float" office:value="7000" calcext:value-type="float">
            <text:p>7000</text:p>
          </table:table-cell>
          <table:table-cell table:style-name="ce2"/>
          <table:table-cell table:style-name="ce10" table:formula="of:=EDATE([.Y6]; 1)" office:value-type="date" office:date-value="2017-10-01" calcext:value-type="date">
            <text:p>2017-10-0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0" calcext:value-type="float">
            <text:p>60.0</text:p>
          </table:table-cell>
          <table:table-cell table:style-name="ce3" table:formula="of:=[.B8]+[.C8]-[.D8]" office:value-type="float" office:value="0" calcext:value-type="float">
            <text:p>0.0</text:p>
          </table:table-cell>
          <table:table-cell table:style-name="ce2" table:formula="of:=SUM([.D2:.D8])" office:value-type="string" office:string-value="1060" calcext:value-type="string">
            <text:p>106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240" calcext:value-type="float">
            <text:p>1240.0</text:p>
          </table:table-cell>
          <table:table-cell table:style-name="ce3" table:formula="of:=[.I8]+[.J8]-[.K8]" office:value-type="float" office:value="0" calcext:value-type="float">
            <text:p>0.0</text:p>
          </table:table-cell>
          <table:table-cell table:style-name="ce2" table:formula="of:=SUM([.K2:.K8])" office:value-type="string" office:string-value="2240" calcext:value-type="string">
            <text:p>2240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5" table:formula="of:=[.D8]+[.K8]+[.R8]" office:value-type="float" office:value="1300" calcext:value-type="float">
            <text:p>1300.0</text:p>
          </table:table-cell>
          <table:table-cell table:style-name="ce2"/>
          <table:table-cell table:style-name="ce7" office:value-type="float" office:value="240" calcext:value-type="float">
            <text:p>240</text:p>
          </table:table-cell>
          <table:table-cell table:style-name="ce2"/>
          <table:table-cell table:style-name="ce10" table:formula="of:=EDATE([.Y7]; 1)" office:value-type="date" office:date-value="2017-11-01" calcext:value-type="date">
            <text:p>2017-11-0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5"/>
          <table:table-cell table:style-name="ce7"/>
          <table:table-cell table:style-name="ce6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9]+[.K9]+[.R9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8]; 1)" office:value-type="date" office:date-value="2017-12-01" calcext:value-type="date">
            <text:p>2017-12-0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0]+[.K10]+[.R10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9]; 1)" office:value-type="date" office:date-value="2018-01-01" calcext:value-type="date">
            <text:p>2018-01-0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1]+[.K11]+[.R11]" office:value-type="float" office:value="0" calcext:value-type="float">
            <text:p>0.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2"/>
          <table:table-cell table:style-name="ce10" table:formula="of:=EDATE([.Y10]; 1)" office:value-type="date" office:date-value="2018-02-01" calcext:value-type="date">
            <text:p>2018-02-0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2]+[.K12]+[.R12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1]; 1)" office:value-type="date" office:date-value="2018-03-01" calcext:value-type="date">
            <text:p>2018-03-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3]+[.K13]+[.R13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2]; 1)" office:value-type="date" office:date-value="2018-04-01" calcext:value-type="date">
            <text:p>2018-04-0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4]+[.K14]+[.R14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3]; 1)" office:value-type="date" office:date-value="2018-05-01" calcext:value-type="date">
            <text:p>2018-05-0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5]+[.K15]+[.R15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4]; 1)" office:value-type="date" office:date-value="2018-06-01" calcext:value-type="date">
            <text:p>2018-06-0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6]+[.K16]+[.R16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5]; 1)" office:value-type="date" office:date-value="2018-07-01" calcext:value-type="date">
            <text:p>2018-07-01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7]+[.K17]+[.R17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6]; 1)" office:value-type="date" office:date-value="2018-08-01" calcext:value-type="date">
            <text:p>2018-08-01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8]+[.K18]+[.R18]" office:value-type="float" office:value="0" calcext:value-type="float">
            <text:p>0.0</text:p>
          </table:table-cell>
          <table:table-cell table:style-name="ce2" table:number-columns-repeated="3"/>
          <table:table-cell table:style-name="ce10" table:formula="of:=EDATE([.Y17]; 1)" office:value-type="date" office:date-value="2018-09-01" calcext:value-type="date">
            <text:p>2018-09-01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18]; 1)" office:value-type="date" office:date-value="2018-10-01" calcext:value-type="date">
            <text:p>2018-10-01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19]; 1)" office:value-type="date" office:date-value="2018-11-01" calcext:value-type="date">
            <text:p>2018-11-0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0]; 1)" office:value-type="date" office:date-value="2018-12-01" calcext:value-type="date">
            <text:p>2018-12-01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1]; 1)" office:value-type="date" office:date-value="2019-01-01" calcext:value-type="date">
            <text:p>2019-01-01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2]; 1)" office:value-type="date" office:date-value="2019-02-01" calcext:value-type="date">
            <text:p>2019-02-0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3]; 1)" office:value-type="date" office:date-value="2019-03-01" calcext:value-type="date">
            <text:p>2019-03-01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4]; 1)" office:value-type="date" office:date-value="2019-04-01" calcext:value-type="date">
            <text:p>2019-04-01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5]; 1)" office:value-type="date" office:date-value="2019-05-01" calcext:value-type="date">
            <text:p>2019-05-01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6]; 1)" office:value-type="date" office:date-value="2019-06-01" calcext:value-type="date">
            <text:p>2019-06-01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3"/>
          <table:table-cell table:style-name="ce10" table:formula="of:=EDATE([.Y27]; 1)" office:value-type="date" office:date-value="2019-07-01" calcext:value-type="date">
            <text:p>2019-07-01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998"/>
        </table:table-row>
        <table:table-row table:style-name="ro1" table:number-rows-repeated="972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estFirst1000" style:display-name="PageStyle_LowestFirst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estFirst1000" style:display-name="PageStyle_HighestFirst1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85" meta:object-count="0"/>
    <meta:generator>LibreOfficeDev/5.1.0.3$Linux_X86_64 LibreOffice_project/</meta:generator>
  </office:meta>
</office:document-meta>
</file>